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D0000001959E9D22ECCABED6B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15.74cm" svg:x="-0.01cm" svg:y="2.75cm">
          <draw:image xlink:href="Pictures/10000000000002D0000001959E9D22ECCABED6B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15:50.446002103</meta:creation-date>
    <dc:date>2023-03-20T15:17:09.981365230</dc:date>
    <meta:editing-duration>PT1M25S</meta:editing-duration>
    <meta:editing-cycles>1</meta:editing-cycles>
    <meta:document-statistic meta:object-count="2"/>
    <meta:generator>LibreOffice/7.5.1.2$MacOSX_X86_64 LibreOffice_project/fcbaee479e84c6cd81291587d2ee68cba099e129</meta:generator>
  </office:meta>
</office:document-meta>
</file>